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start" style:justify-single-word="false">
        <style:tab-stops/>
      </style:paragraph-properties>
      <style:text-properties fo:color="#333333" style:font-name="Arial" fo:font-size="9pt" style:font-size-asian="9pt" style:font-size-complex="9pt"/>
    </style:style>
    <style:style style:name="P2" style:family="paragraph" style:parent-style-name="Standard">
      <style:paragraph-properties fo:line-height="200%" fo:text-align="start" style:justify-single-word="false">
        <style:tab-stops/>
      </style:paragraph-properties>
      <style:text-properties fo:color="#333333" style:font-name="Arial" fo:font-size="10.5pt" style:font-size-asian="10.5pt" style:font-size-complex="10.5pt"/>
    </style:style>
    <style:style style:name="P3" style:family="paragraph" style:parent-style-name="Standard" style:list-style-name="L2">
      <style:paragraph-properties fo:line-height="200%" fo:text-align="start" style:justify-single-word="false">
        <style:tab-stops/>
      </style:paragraph-properties>
      <style:text-properties fo:color="#333333" style:font-name="Arial" fo:font-size="10.5pt" style:font-size-asian="10.5pt" style:font-size-complex="10.5pt"/>
    </style:style>
    <style:style style:name="P4" style:family="paragraph" style:parent-style-name="Standard">
      <style:paragraph-properties fo:line-height="100%" fo:text-align="start" style:justify-single-word="false">
        <style:tab-stops/>
      </style:paragraph-properties>
      <style:text-properties fo:color="#333333" style:font-name="Arial" fo:font-size="10.5pt" style:font-size-asian="10.5pt" style:font-size-complex="10.5pt"/>
    </style:style>
    <style:style style:name="P5" style:family="paragraph" style:parent-style-name="Standard">
      <style:paragraph-properties fo:line-height="100%" fo:text-align="start" style:justify-single-word="false">
        <style:tab-stops/>
      </style:paragraph-properties>
      <style:text-properties fo:color="#333333" style:font-name="Arial" fo:font-size="10.5pt" fo:font-weight="bold" style:font-size-asian="10.5pt" style:font-weight-asian="bold" style:font-size-complex="10.5pt" style:font-weight-complex="bold"/>
    </style:style>
    <style:style style:name="P6" style:family="paragraph" style:parent-style-name="Standard">
      <style:paragraph-properties fo:text-align="center" style:justify-single-word="false"/>
      <style:text-properties style:font-name="Arial" fo:font-size="10.5pt" fo:font-weight="bold" style:font-size-asian="10.5pt" style:font-weight-asian="bold" style:font-size-complex="10.5pt" style:font-weight-complex="bold"/>
    </style:style>
    <style:style style:name="P7" style:family="paragraph" style:parent-style-name="Standard">
      <style:paragraph-properties fo:text-align="center" style:justify-single-word="false"/>
      <style:text-properties style:font-name="Arial" fo:font-size="10.5pt" style:font-size-asian="10.5pt" style:font-size-complex="10.5pt"/>
    </style:style>
    <style:style style:name="P8" style:family="paragraph" style:parent-style-name="Standard" style:list-style-name="L2">
      <style:paragraph-properties fo:line-height="200%" fo:text-align="start" style:justify-single-word="false"/>
      <style:text-properties style:font-name="Arial" fo:font-size="10.5pt" style:font-size-asian="10.5pt" style:font-size-complex="10.5pt"/>
    </style:style>
    <style:style style:name="P9" style:family="paragraph" style:parent-style-name="Standard">
      <style:paragraph-properties fo:line-height="100%" fo:text-align="start" style:justify-single-word="false"/>
      <style:text-properties style:font-name="Arial" fo:font-size="10.5pt" style:font-size-asian="10.5pt" style:font-size-complex="10.5pt"/>
    </style:style>
    <style:style style:name="P10" style:family="paragraph" style:parent-style-name="Standard" style:list-style-name="L2">
      <style:paragraph-properties fo:line-height="100%" fo:text-align="start" style:justify-single-word="false"/>
      <style:text-properties style:font-name="Arial" fo:font-size="10.5pt" style:font-size-asian="10.5pt" style:font-size-complex="10.5pt"/>
    </style:style>
    <style:style style:name="P11" style:family="paragraph" style:parent-style-name="Standard">
      <style:paragraph-properties fo:line-height="150%" fo:text-align="start" style:justify-single-word="false"/>
      <style:text-properties style:font-name="Arial" fo:font-size="10.5pt" style:font-size-asian="10.5pt" style:font-size-complex="10.5pt"/>
    </style:style>
    <style:style style:name="P12" style:family="paragraph" style:parent-style-name="Standard" style:list-style-name="L2">
      <style:paragraph-properties fo:line-height="150%" fo:text-align="start" style:justify-single-word="false"/>
      <style:text-properties style:font-name="Arial" fo:font-size="10.5pt" style:font-size-asian="10.5pt" style:font-size-complex="10.5pt"/>
    </style:style>
    <style:style style:name="P13" style:family="paragraph" style:parent-style-name="Standard">
      <style:paragraph-properties fo:text-align="center" style:justify-single-word="false"/>
      <style:text-properties style:font-name="Arial" fo:font-size="13pt" fo:font-weight="bold" style:font-size-asian="13pt" style:font-weight-asian="bold" style:font-size-complex="13pt" style:font-weight-complex="bold"/>
    </style:style>
    <style:style style:name="P14" style:family="paragraph" style:parent-style-name="Standard">
      <style:paragraph-properties fo:margin-left="0.9846in" fo:margin-right="0in" fo:line-height="150%" fo:text-indent="0in" style:auto-text-indent="false">
        <style:tab-stops/>
      </style:paragraph-properties>
      <style:text-properties fo:color="#333333" style:font-name="Arial" fo:font-size="10.5pt" style:font-size-asian="10.5pt" style:font-size-complex="10.5pt"/>
    </style:style>
    <style:style style:name="P15" style:family="paragraph" style:parent-style-name="Standard">
      <style:paragraph-properties fo:margin-left="0.9846in" fo:margin-right="0in" fo:line-height="150%" fo:text-align="start" style:justify-single-word="false" fo:text-indent="0in" style:auto-text-indent="false">
        <style:tab-stops/>
      </style:paragraph-properties>
      <style:text-properties fo:color="#333333" style:font-name="Arial" fo:font-size="10.5pt" style:font-size-asian="10.5pt" style:font-size-complex="10.5pt"/>
    </style:style>
    <style:style style:name="P16" style:family="paragraph" style:parent-style-name="Standard">
      <style:paragraph-properties fo:margin-left="0.9846in" fo:margin-right="0in" fo:line-height="150%" fo:text-indent="0in" style:auto-text-indent="false">
        <style:tab-stops/>
      </style:paragraph-properties>
      <style:text-properties fo:color="#800000" style:font-name="Arial" fo:font-size="10.5pt" fo:font-weight="bold" style:font-size-asian="10.5pt" style:font-weight-asian="bold" style:font-size-complex="10.5pt" style:font-weight-complex="bold"/>
    </style:style>
    <style:style style:name="T1" style:family="text">
      <style:text-properties fo:font-weight="bold" style:font-weight-asian="bold" style:font-weight-complex="bold"/>
    </style:style>
    <style:style style:name="T2" style:family="text">
      <style:text-properties fo:font-size="10.5pt" style:font-size-asian="10.5pt" style:font-size-complex="10.5pt"/>
    </style:style>
    <style:style style:name="T3" style:family="text">
      <style:text-properties fo:font-size="10.5pt" fo:font-weight="bold" style:font-size-asian="10.5pt" style:font-weight-asian="bold" style:font-size-complex="10.5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xockets.io </text:p>
      <text:p text:style-name="P13">Quick Start Guide</text:p>
      <text:p text:style-name="P6"/>
      <text:p text:style-name="P7"/>
      <text:p text:style-name="P7"/>
      <text:list xml:id="list8155011272921908391" text:style-name="L2">
        <text:list-item>
          <text:p text:style-name="P8">Install the XPages extension library dependency into updatesite01.nsf</text:p>
        </text:list-item>
        <text:list-item>
          <text:p text:style-name="P8">Install the xockets.io library into updatesite02.nsf</text:p>
        </text:list-item>
        <text:list-item>
          <text:p text:style-name="P10">Drop the websocket.nsf onto the root of the domino data directory and sign it (make sure your server has manager rights to it, default to author)</text:p>
        </text:list-item>
      </text:list>
      <text:p text:style-name="P9"/>
      <text:list xml:id="list32742041" text:continue-numbering="true" text:style-name="L2">
        <text:list-item>
          <text:p text:style-name="P10">Drop the chat..nsf onto the root of the Domino data directory and sign it (make sure server has manager access to it, default it to author)</text:p>
        </text:list-item>
      </text:list>
      <text:p text:style-name="P9"/>
      <text:list xml:id="list32748299" text:continue-numbering="true" text:style-name="L2">
        <text:list-item>
          <text:p text:style-name="P10">Modify the notes.ini and set the following properties (set heap size to ¼ physical RAM)</text:p>
        </text:list-item>
      </text:list>
      <text:p text:style-name="P9"/>
      <text:p text:style-name="P11"><text:tab/>XPagesPreload=1 </text:p>
      <text:p text:style-name="P11"><text:tab/>XPagesPreloadDB=websocket.nsf</text:p>
      <text:p text:style-name="P11"><text:tab/>OSGI_HTTP_DYNAMIC_BUNDLES=updatesite01.nsf, updatesite02.nsf</text:p>
      <text:p text:style-name="P11"><text:tab/>HTTPJVMMaxHeapSizeSet=1</text:p>
      <text:p text:style-name="P11"><text:tab/>HTTPJVMMaxHeapSize=4096M</text:p>
      <text:p text:style-name="P11"/>
      <text:list xml:id="list32747956" text:continue-numbering="true" text:style-name="L2">
        <text:list-item>
          <text:p text:style-name="P12">If you are planning on utilizing the plugin for “legacy Domino” web applications be sure to add “websocket” to the Domino Access Services field in the server document to enable the RESTful API (see /chat.nsffmchat notes form for a sample reference)</text:p>
        </text:list-item>
      </text:list>
      <text:p text:style-name="P11"/>
      <text:p text:style-name="P9"/>
      <text:list xml:id="list32761198" text:continue-numbering="true" text:style-name="L2">
        <text:list-item>
          <text:p text:style-name="P8">Modify the java.policy file (on my dev machine it's in the C:\Domino\jvm\lib\security)</text:p>
        </text:list-item>
      </text:list>
      <text:p text:style-name="P14">grant codeBase "file:${java.home}/lib/ext/*" {</text:p>
      <text:p text:style-name="P14"><text:tab/>permission java.security.AllPermission;</text:p>
      <text:p text:style-name="P14">};</text:p>
      <text:p text:style-name="P14"/>
      <text:p text:style-name="P14">// default permissions granted to all domains</text:p>
      <text:p text:style-name="P14"/>
      <text:p text:style-name="P16">grant {</text:p>
      <text:p text:style-name="P16"><text:tab/>permission java.security.AllPermission;</text:p>
      <text:p text:style-name="P16">};</text:p>
      <text:p text:style-name="P14"/>
      <text:p text:style-name="P14">// Notes java code gets all permissions</text:p>
      <text:p text:style-name="P14"/>
      <text:p text:style-name="P14">grant codeBase "file:${notes.binary}/*" {</text:p>
      <text:p text:style-name="P14"><text:tab/>permission java.security.AllPermission;</text:p>
      <text:p text:style-name="P14"><text:soft-page-break/>};</text:p>
      <text:p text:style-name="P14"/>
      <text:p text:style-name="P14">grant codeBase "file:${notes.binary}/rjext/*" {</text:p>
      <text:p text:style-name="P14"><text:tab/>permission java.security.AllPermission;</text:p>
      <text:p text:style-name="P14">};</text:p>
      <text:p text:style-name="P14"/>
      <text:p text:style-name="P14">grant codeBase "file:${notes.binary}/ndext/*" {</text:p>
      <text:p text:style-name="P14"><text:tab/>permission java.security.AllPermission;</text:p>
      <text:p text:style-name="P14">};</text:p>
      <text:p text:style-name="P14"/>
      <text:p text:style-name="P14">grant codeBase "file:${notes.binary}/xsp/-" {</text:p>
      <text:p text:style-name="P14"><text:tab/>permission java.security.AllPermission;</text:p>
      <text:p text:style-name="P14">};</text:p>
      <text:p text:style-name="P14"/>
      <text:p text:style-name="P14">grant codeBase "file:${notes.binary}/osgi/-" {</text:p>
      <text:p text:style-name="P14"><text:tab/>permission java.security.AllPermission;</text:p>
      <text:p text:style-name="P15">};</text:p>
      <text:p text:style-name="P15"/>
      <text:list xml:id="list32760848" text:continue-numbering="true" text:style-name="L2">
        <text:list-item>
          <text:p text:style-name="P3">Restart the entire Domino server</text:p>
        </text:list-item>
        <text:list-item>
          <text:p text:style-name="P3">You should see the xockets.io plugin running on port 8889 after the http service task loads</text:p>
        </text:list-item>
        <text:list-item>
          <text:p text:style-name="P3">Login to the chat application /chat.nsf</text:p>
        </text:list-item>
        <text:list-item>
          <text:p text:style-name="P3">Send yourself a few test chats</text:p>
        </text:list-item>
      </text:list>
      <text:p text:style-name="P2"/>
      <text:p text:style-name="P2"/>
      <text:p text:style-name="P2"><text:span text:style-name="T1">If you are running into any issues or need more information please see the following:</text:span></text:p>
      <text:p text:style-name="P4">A very nice detailed tutorial / blog on how to setup and use xockets.io by one of its most prolific users.</text:p>
      <text:p text:style-name="P1"><text:a xlink:type="simple" xlink:href="http://xpagexplorer.org/websocket-install/" text:style-name="Internet_20_link" text:visited-style-name="Visited_20_Internet_20_Link"><text:span text:style-name="T3">http://xpagexplorer.org/websocket-install/</text:span></text:a><text:span text:style-name="T3"> <text:s text:c="2"/>by Csaba Kiss</text:span></text:p>
      <text:p text:style-name="P4"><text:span text:style-name="T1"/></text:p>
      <text:p text:style-name="P4"><text:span text:style-name="T1"/></text:p>
      <text:p text:style-name="P4"><text:span text:style-name="T1">Main pdf documentation for the xockets.io plugin</text:span></text:p>
      <text:p text:style-name="P4">xockets.io.setup.pdf (with the download)</text:p>
      <text:p text:style-name="P4"/>
      <text:p text:style-name="P1"><text:a xlink:type="simple" xlink:href="http://markwambler.blogspot.com/" text:style-name="Internet_20_link" text:visited-style-name="Visited_20_Internet_20_Link"><text:span text:style-name="T2"/></text:a></text:p>
      <text:p text:style-name="P5">My blog with various bits of info.</text:p>
      <text:p text:style-name="P1"><text:a xlink:type="simple" xlink:href="http://markwambler.blogspot.com/" text:style-name="Internet_20_link" text:visited-style-name="Visited_20_Internet_20_Link"><text:span text:style-name="T2">http://markwambler.blogspot.com</text:span></text:a></text:p>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Ambler</meta:initial-creator>
    <meta:creation-date>2017-03-07T12:16:22.02</meta:creation-date>
    <dc:date>2017-03-07T12:56:38.28</dc:date>
    <dc:creator>Mark Ambler</dc:creator>
    <meta:editing-duration>PT39M50S</meta:editing-duration>
    <meta:editing-cycles>55</meta:editing-cycles>
    <meta:generator>OpenOffice/4.1.3$Win32 OpenOffice.org_project/413m1$Build-9783</meta:generator>
    <meta:document-statistic meta:table-count="0" meta:image-count="0" meta:object-count="0" meta:page-count="2" meta:paragraph-count="48" meta:word-count="308" meta:character-count="2285"/>
  </office:meta>
</office:document-meta>
</file>